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/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office:value-type="string">
            <text:p>Matlab PLM</text:p>
          </table:table-cell>
          <table:table-cell table:style-name="ce1"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182971278612043">
            <text:p>1.83E-004</text:p>
          </table:table-cell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.4843">
            <text:p>28.484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28.4843">
            <text:p>28.4843</text:p>
          </table:table-cell>
          <table:table-cell table:formula="of:=[.G2]/[.D2]/[.A2]" office:value-type="float" office:value="0.000000569686">
            <text:p>5.70E-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00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4T00:34:09</dc:date>
    <dc:creator>user </dc:creator>
    <meta:editing-duration>PT3H16M15S</meta:editing-duration>
    <meta:editing-cycles>17</meta:editing-cycles>
    <meta:generator>LibreOffice/3.3$Unix LibreOffice_project/330m19$Build-401</meta:generator>
    <meta:document-statistic meta:table-count="3" meta:cell-count="228" meta:object-count="0"/>
  </office:meta>
</office:document-meta>
</file>